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4f4f4" loext:fill-use-slide-background="false" draw:opacity="100%" draw:textarea-horizontal-align="justify" draw:textarea-vertical-align="top" draw:auto-grow-height="false" fo:min-height="4.166cm" fo:min-width="9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066cm" fo:min-width="3.42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143cm" fo:min-width="3.426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000000" draw:marker-start-width="0.252cm" draw:marker-end-width="0.252cm" draw:fill="solid" draw:fill-color="#f4f4f4" loext:fill-use-slide-background="false" draw:textarea-horizontal-align="justify" draw:textarea-vertical-align="top" draw:auto-grow-height="false" fo:min-height="5.316cm" fo:min-width="9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61cm" fo:min-width="3.21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7cm" fo:min-width="3.246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width="0.035cm" svg:stroke-color="#000000" draw:marker-start-width="0.252cm" draw:marker-end-width="0.252cm" draw:fill="solid" draw:fill-color="#f4f4f4" loext:fill-use-slide-background="false" draw:textarea-horizontal-align="justify" draw:textarea-vertical-align="top" draw:auto-grow-height="false" fo:min-height="5.159cm" fo:min-width="9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17cm" fo:min-width="3.812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881cm" fo:min-width="3.81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17cm" fo:min-width="4.449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ash" svg:stroke-width="0.106cm" svg:stroke-color="#000000" draw:marker-start-width="0.358cm" draw:marker-end="Linienspitzen_20_2" draw:marker-end-width="0.458cm" draw:fill="none" draw:textarea-vertical-align="middle" fo:padding-top="0.177cm" fo:padding-bottom="0.177cm" fo:padding-left="0.302cm" fo:padding-right="0.302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solid" draw:fill-color="#f4f4f4" loext:fill-use-slide-background="false" draw:textarea-horizontal-align="justify" draw:textarea-vertical-align="top" draw:auto-grow-height="false" fo:min-height="3.716cm" fo:min-width="9.716cm" fo:padding-top="0.142cm" fo:padding-bottom="0.142cm" fo:padding-left="0.267cm" fo:padding-right="0.267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.89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86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cm" loext:decorative="false"/>
      <style:paragraph-properties style:writing-mode="lr-tb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1.601cm" fo:min-width="0cm" loext:decorative="false"/>
    </style:style>
    <style:style style:name="gr21" style:family="graphic" style:parent-style-name="standard">
      <style:graphic-properties draw:stroke="none" draw:fill="none" fo:min-height="1.923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P1" style:family="paragraph">
      <style:paragraph-properties fo:text-align="center"/>
      <style:text-properties fo:font-size="12pt" fo:font-weight="bold" style:font-weight-asian="bold" style:font-weight-complex="bold"/>
    </style:style>
    <style:style style:name="P2" style:family="paragraph">
      <loext:graphic-properties draw:fill="solid" draw:fill-color="#f4f4f4" draw:opacity="100%"/>
      <style:paragraph-properties fo:text-align="center" style:writing-mode="lr-tb"/>
      <style:text-properties fo:font-size="12pt" fo:font-weight="bold" style:font-weight-asian="bold" style:font-weight-complex="bold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5" style:family="paragraph">
      <loext:graphic-properties draw:fill="none"/>
      <style:paragraph-properties fo:text-align="center" style:writing-mode="lr-tb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2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7" style:family="paragraph">
      <loext:graphic-properties draw:fill="solid" draw:fill-color="#f4f4f4"/>
      <style:paragraph-properties fo:margin-left="0cm" fo:margin-right="0cm" fo:text-align="center" fo:text-indent="0cm" style:writing-mode="lr-tb"/>
      <style:text-properties style:font-name="Liberation Sans" fo:font-size="12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8" style:family="paragraph">
      <style:paragraph-properties fo:margin-left="0cm" fo:margin-right="0cm" fo:text-align="center" fo:text-indent="0cm"/>
      <style:text-properties style:font-name="Liberation Sans" fo:font-size="12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9" style:family="paragraph">
      <loext:graphic-properties draw:fill="none"/>
      <style:paragraph-properties fo:text-align="center"/>
      <style:text-properties fo:font-size="12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="none" draw:fill-color="#ffffff"/>
      <style:text-properties fo:color="#000000" loext:opacity="100%" fo:font-size="20pt"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font-name="Liberation Sans" fo:font-size="12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5" style:family="text">
      <style:text-properties fo:color="#000000" loext:opacity="100%" fo:font-size="20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size="12pt" fo:font-style="normal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.25cm" svg:height="4.45cm" svg:x="4.7cm" svg:y="2.9cm">
          <draw:glue-point draw:id="4" svg:x="-5cm" svg:y="-1.695cm"/>
          <text:p text:style-name="P1"><text:span text:style-name="T1">workers_control/</text:span><text:span text:style-name="T1">flask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3.926cm" svg:height="1.316cm" svg:x="5.192cm" svg:y="5.531cm">
          <text:p text:style-name="P3"><text:span text:style-name="T2">Views</text:span></text:p>
          <text:p text:style-name="P4"><text:span text:style-name="T3">.../view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926cm" svg:height="1.393cm" svg:x="5.192cm" svg:y="3.906cm">
          <text:p text:style-name="P3"><text:span text:style-name="T2">Routes</text:span></text:p>
          <text:p text:style-name="P3"><text:span text:style-name="T3">.../route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0.25cm" svg:height="5.6cm" svg:x="4.7cm" svg:y="8.65cm">
          <draw:glue-point draw:id="4" svg:x="-5cm" svg:y="-0.666cm"/>
          <draw:glue-point draw:id="5" svg:x="-5cm" svg:y="0.444cm"/>
          <text:p text:style-name="P6"><text:span text:style-name="T4">workers_control/</text:span><text:span text:style-name="T4">web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711cm" svg:height="1.86cm" svg:x="5.407cm" svg:y="9.79cm">
          <text:p text:style-name="P3"><text:span text:style-name="T2">Controllers</text:span></text:p>
          <text:p text:style-name="P4"><text:span text:style-name="T3">.../www/controller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746cm" svg:height="1.82cm" svg:x="5.372cm" svg:y="11.93cm">
          <text:p text:style-name="P3"><text:span text:style-name="T2">Presenters</text:span></text:p>
          <text:p text:style-name="P4"><text:span text:style-name="T3">.../www/presenter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25cm" svg:height="5.443cm" svg:x="4.7cm" svg:y="20.9cm">
          <draw:glue-point draw:id="4" svg:x="-5cm" svg:y="1.58cm"/>
          <text:p text:style-name="P8"><text:span text:style-name="T4">workers_control/core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1" draw:id="id1" draw:layer="layout" svg:width="4.312cm" svg:height="1.167cm" svg:x="7.81cm" svg:y="21.854cm">
          <text:p text:style-name="P3"><text:span text:style-name="T2">Interactors</text:span></text:p>
          <text:p text:style-name="P4"><text:span text:style-name="T3">.../interactor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3" draw:id="id3" draw:layer="layout" svg:width="4.313cm" svg:height="1.131cm" svg:x="10.284cm" svg:y="24.647cm">
          <text:p text:style-name="P3"><text:span text:style-name="T2">Records</text:span></text:p>
          <text:p text:style-name="P4"><text:span text:style-name="T3">.../records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2" draw:id="id2" draw:layer="layout" svg:width="4.949cm" svg:height="1.167cm" svg:x="5.053cm" svg:y="24.611cm">
          <text:p text:style-name="P3"><text:span text:style-name="T2">Database Gateway &lt;I&gt;</text:span></text:p>
          <text:p text:style-name="P3"><text:span text:style-name="T3">.../repositories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draw:type="line" svg:x1="9.966cm" svg:y1="23.021cm" svg:x2="7.527cm" svg:y2="24.611cm" draw:start-shape="id1" draw:start-glue-point="2" draw:end-shape="id2" draw:end-glue-point="0" svg:d="M9966 23021l-2439 1590" svg:viewBox="0 0 2440 1591">
          <text:p/>
        </draw:connector>
        <draw:connector draw:style-name="gr11" draw:text-style-name="P9" draw:layer="layout" draw:type="line" svg:x1="9.966cm" svg:y1="23.021cm" svg:x2="12.44cm" svg:y2="24.647cm" draw:start-shape="id1" draw:start-glue-point="2" draw:end-shape="id3" draw:end-glue-point="0" svg:d="M9966 23021l2474 1626" svg:viewBox="0 0 2475 1627">
          <text:p/>
        </draw:connector>
        <draw:frame draw:style-name="gr12" draw:text-style-name="P10" draw:layer="layout" svg:width="2.65cm" svg:height="1.75cm" svg:x="15.305cm" svg:y="4.4cm">
          <draw:text-box>
            <text:p>Flask</text:p>
            <text:p>App</text:p>
          </draw:text-box>
        </draw:frame>
        <draw:frame draw:style-name="gr13" draw:text-style-name="P10" draw:layer="layout" svg:width="1.983cm" svg:height="1.5cm" svg:x="15.305cm" svg:y="10.85cm">
          <draw:text-box>
            <text:p>Web</text:p>
          </draw:text-box>
        </draw:frame>
        <draw:frame draw:style-name="gr14" draw:text-style-name="P10" draw:layer="layout" svg:width="1.65cm" svg:height="1.25cm" svg:x="15.305cm" svg:y="17.1cm">
          <draw:text-box>
            <text:p>Db</text:p>
          </draw:text-box>
        </draw:frame>
        <draw:frame draw:style-name="gr15" draw:text-style-name="P10" draw:layer="layout" svg:width="2.192cm" svg:height="1.673cm" svg:x="15.305cm" svg:y="22.35cm">
          <draw:text-box>
            <text:p>Core </text:p>
            <text:p>Logic</text:p>
          </draw:text-box>
        </draw:frame>
        <draw:custom-shape draw:style-name="gr16" draw:text-style-name="P7" draw:layer="layout" svg:width="10.25cm" svg:height="4cm" svg:x="4.7cm" svg:y="15.6cm">
          <draw:glue-point draw:id="4" svg:x="-5cm" svg:y="-0.666cm"/>
          <draw:glue-point draw:id="5" svg:x="-5cm" svg:y="0.444cm"/>
          <text:p text:style-name="P6"><text:span text:style-name="T4">workers_control/db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2" draw:layer="layout" svg:width="6.272cm" svg:height="2.147cm" svg:x="7.016cm" svg:y="16.889cm">
          <draw:text-box>
            <text:list text:style-name="L1">
              <text:list-item>
                <text:p text:style-name="P11"><text:span text:style-name="T2">SQLAlchemy ORM</text:span></text:p>
              </text:list-item>
              <text:list-item>
                <text:p text:style-name="P11"><text:span text:style-name="T2">SQL table definitions</text:span></text:p>
              </text:list-item>
              <text:list-item>
                <text:p text:style-name="P11"><text:span text:style-name="T2">Repositories</text:span></text:p>
              </text:list-item>
              <text:list-item>
                <text:p text:style-name="P11"><text:span text:style-name="T2">...</text:span></text:p>
              </text:list-item>
            </text:list>
          </draw:text-box>
        </draw:frame>
        <draw:frame draw:style-name="gr18" draw:text-style-name="P13" draw:layer="layout" svg:width="12.75cm" svg:height="1.119cm" draw:transform="rotate (1.5707963267949) translate (2.25cm 20.7cm)">
          <draw:text-box>
            <text:p><text:span text:style-name="T5">SOURCE CODE DEPENDENCIES</text:span></text:p>
          </draw:text-box>
        </draw:frame>
        <draw:frame draw:style-name="gr18" draw:text-style-name="P13" draw:layer="layout" svg:width="8.342cm" svg:height="1.119cm" draw:transform="rotate (1.5707963267949) translate (18.339cm 18.192cm)">
          <draw:text-box>
            <text:p><text:span text:style-name="T5">FLOW OF CONTROL</text:span></text:p>
          </draw:text-box>
        </draw:frame>
        <draw:frame draw:style-name="gr19" draw:text-style-name="P14" draw:layer="layout" svg:width="4.2cm" svg:height="1.5cm" svg:x="8.45cm" svg:y="0.95cm">
          <draw:text-box>
            <text:p><text:span text:style-name="T6">DETAILS </text:span></text:p>
          </draw:text-box>
        </draw:frame>
        <draw:frame draw:style-name="gr19" draw:text-style-name="P14" draw:layer="layout" svg:width="4.2cm" svg:height="1.5cm" svg:x="8.7cm" svg:y="26.95cm">
          <draw:text-box>
            <text:p><text:span text:style-name="T6">POLICIES</text:span></text:p>
          </draw:text-box>
        </draw:frame>
        <draw:custom-shape draw:style-name="gr20" draw:text-style-name="P15" draw:layer="layout" svg:width="0.5cm" svg:height="2.05cm" svg:x="18.65cm" svg:y="20.1cm">
          <text:p/>
          <draw:enhanced-geometry svg:viewBox="0 0 21600 21600" draw:mirror-horizontal="false" draw:mirror-vertical="false" draw:text-areas="?f0 ?f7 ?f2 21600" draw:type="up-arrow" draw:modifiers="8067.08922476841 7976.047904191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5" draw:layer="layout" svg:width="0.5cm" svg:height="2.05cm" svg:x="18.7cm" svg:y="6.8cm">
          <text:p/>
          <draw:enhanced-geometry svg:viewBox="0 0 21600 21600" draw:text-areas="?f0 ?f7 ?f2 21600" draw:type="up-arrow" draw:modifiers="8067.08922476841 7976.047904191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5" draw:layer="layout" svg:width="0.5cm" svg:height="2.05cm" draw:transform="rotate (-3.14159265358979) translate (3cm 7.25cm)">
          <text:p/>
          <draw:enhanced-geometry svg:viewBox="0 0 21600 21600" draw:text-areas="?f0 ?f7 ?f2 21600" draw:type="up-arrow" draw:modifiers="8067.08922476841 7976.047904191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5" draw:layer="layout" svg:width="0.5cm" svg:height="2.05cm" draw:transform="rotate (-3.14159265358979) translate (3cm 23.85cm)">
          <text:p/>
          <draw:enhanced-geometry svg:viewBox="0 0 21600 21600" draw:text-areas="?f0 ?f7 ?f2 21600" draw:type="up-arrow" draw:modifiers="8067.08922476841 7976.047904191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6" draw:layer="layout" svg:width="4.5cm" svg:height="2.173cm" svg:x="10cm" svg:y="4.327cm">
          <draw:text-box>
            <text:list text:style-name="L1">
              <text:list-item>
                <text:p><text:span text:style-name="T7">Flask</text:span></text:p>
              </text:list-item>
              <text:list-item>
                <text:p><text:span text:style-name="T7">gettext/Babel</text:span></text:p>
              </text:list-item>
              <text:list-item>
                <text:p><text:span text:style-name="T7">HTML, CSS, JS</text:span></text:p>
              </text:list-item>
              <text:list-item>
                <text:p><text:span text:style-name="T7">...</text:span></text:p>
              </text:list-item>
            </text:list>
          </draw:text-box>
        </draw:frame>
        <draw:frame draw:style-name="gr22" draw:text-style-name="P16" draw:layer="layout" svg:width="3.868cm" svg:height="3.095cm" svg:x="10.25cm" svg:y="10.05cm">
          <draw:text-box>
            <text:list text:style-name="L1">
              <text:list-item>
                <text:p><text:span text:style-name="T2">Pagination</text:span></text:p>
              </text:list-item>
              <text:list-item>
                <text:p><text:span text:style-name="T2">Forms &lt;I&gt;</text:span></text:p>
              </text:list-item>
              <text:list-item>
                <text:p><text:span text:style-name="T2">Translator &lt;I&gt;</text:span></text:p>
              </text:list-item>
              <text:list-item>
                <text:p><text:span text:style-name="T2">Session &lt;I&gt;</text:span></text:p>
              </text:list-item>
              <text:list-item>
                <text:p><text:span text:style-name="T2">Request &lt;I&gt;</text:span></text:p>
              </text:list-item>
              <text:list-item>
                <text:p><text:span text:style-name="T2">..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2" draw:display-name="Linienspitzen 2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2:30:00.926186090</meta:creation-date>
    <dc:date>2025-12-28T23:02:45.715221487</dc:date>
    <meta:editing-duration>PT1M30S</meta:editing-duration>
    <meta:editing-cycles>2</meta:editing-cycles>
    <meta:generator>LibreOffice/24.2.7.2$Linux_X86_64 LibreOffice_project/420$Build-2</meta:generator>
    <meta:document-statistic meta:object-count="28"/>
  </office:meta>
</office:document-meta>
</file>